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officeooo:rsid="003a3930" officeooo:paragraph-rsid="003a3930"/>
    </style:style>
    <style:style style:name="P56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57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58" style:family="paragraph" style:parent-style-name="Standard">
      <style:text-properties officeooo:rsid="0068b0ba" officeooo:paragraph-rsid="0068b0ba"/>
    </style:style>
    <style:style style:name="P59" style:family="paragraph" style:parent-style-name="Standard">
      <style:text-properties officeooo:rsid="0068b0ba" officeooo:paragraph-rsid="006ad8ac"/>
    </style:style>
    <style:style style:name="P60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72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73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74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75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76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77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78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79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80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81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82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83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84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85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86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87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88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89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90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91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92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93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9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9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9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9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9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9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10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10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10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10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104" style:family="paragraph" style:parent-style-name="Standard">
      <style:text-properties officeooo:paragraph-rsid="00c2c108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71">password: <text:span text:style-name="T1">Password: Aistle7868@</text:span></text:p>
      <text:p text:style-name="P72">url: digitalocean.com</text:p>
      <text:p text:style-name="P73">jenkins password: abe59ad4d88c4cc1aa1f5fa3b29e2103</text:p>
      <text:p text:style-name="P5"/>
      <text:p text:style-name="P10">Jenkins Current Credentials</text:p>
      <text:p text:style-name="P73">username: mohammed_aybits</text:p>
      <text:p text:style-name="P73">password: Aistle7868@</text:p>
      <text:p text:style-name="P73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74">2. systemctl status jenkins //command to check whether jenkis is installed.</text:p>
      <text:p text:style-name="P75">3. systemctl stop jenkins //<text:span text:style-name="T2">cmd to stop the jenkins server</text:span></text:p>
      <text:p text:style-name="P76">4. systemctl start jenkins</text:p>
      <text:p text:style-name="P77">5. systemctl restart jenkins</text:p>
      <text:p text:style-name="P78"><text:span text:style-name="T3">6</text:span>. ip addr show //command to show the ip of the jenkins</text:p>
      <text:p text:style-name="P6"/>
      <text:p text:style-name="P6"/>
      <text:p text:style-name="P65">Architectural Over View of Jenkins:</text:p>
      <text:p text:style-name="P79"/>
      <text:p text:style-name="P65">Master:</text:p>
      <text:p text:style-name="P79">1. Schedule Build Job.</text:p>
      <text:p text:style-name="P79">2. Dispatch Builds to the slave for Actual Job Execution.</text:p>
      <text:p text:style-name="P79">3. Monitoring the slave and recording the build results.</text:p>
      <text:p text:style-name="P7"/>
      <text:p text:style-name="P65">Slave:</text:p>
      <text:p text:style-name="P79">1. Execute Build Jobs dispatched by master.</text:p>
      <text:p text:style-name="P79"/>
      <text:p text:style-name="P80">Jenkins Job: It refer’s to <text:s/>runnable tasks thar are controlled and monitored by jenkins.</text:p>
      <text:p text:style-name="P80">Eg: Suppose for your deployment on aws, gcp etc u can setup a job for that.</text:p>
      <text:p text:style-name="P80">Eg: U want to build the project u can setup a job for that.</text:p>
      <text:p text:style-name="P81">Eg: U want to execute some kind of sequel on the server u can set up a job for that.</text:p>
      <text:p text:style-name="P81"/>
      <text:p text:style-name="P82"><text:span text:style-name="T11">Slave / Node: </text:span><text:span text:style-name="T4">Slaves are the computer / vm’s that are setup to build projects for a Master.</text:span></text:p>
      <text:p text:style-name="P82"><text:tab/>- <text:span text:style-name="T5">Jenkins run seperate program called ‘Slave Agents’ (Java Program) on slaves.</text:span></text:p>
      <text:p text:style-name="P82"><text:tab/>- <text:span text:style-name="T6">When Slaves are registered to a master, a master starts distributing load to the slaves.</text:span></text:p>
      <text:p text:style-name="P83"><text:tab/>- <text:span text:style-name="T7">Node is used to refer all machines that are part of Jenkins grid, slaves and master.</text:span></text:p>
      <text:p text:style-name="P83"/>
      <text:p text:style-name="P84"><text:span text:style-name="T11">Executor: </text:span><text:s/>It is a seperate Stream of Builds to be run on a Node in parallel.</text:p>
      <text:p text:style-name="P84"><text:soft-page-break/><text:tab/><text:span text:style-name="T8">Executor is like a thread it executes a single job on a slave. There can be multiple executors on a single node / slave.</text:span></text:p>
      <text:p text:style-name="P84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84"/>
      <text:p text:style-name="P85"><text:span text:style-name="T11">Plugins: </text:span><text:span text:style-name="T10">A plugin is like plugins on any other system, is a piece of software that extends the core functionality of the core Jenkins Server.</text:span></text:p>
      <text:p text:style-name="P55"/>
      <text:p text:style-name="P55"/>
      <text:p text:style-name="P55"/>
      <text:p text:style-name="P57">Continuous Integration with Jenkins</text:p>
      <text:p text:style-name="P56"/>
      <text:p text:style-name="P60">Jenkins Integration with GIT &amp; GITHUB</text:p>
      <text:p text:style-name="P92">- <text:span text:style-name="T12">Install GitHub plugin on Jenkins Server using Mangae Plugins</text:span></text:p>
      <text:p text:style-name="P92">- <text:span text:style-name="T14">git --version</text:span></text:p>
      <text:p text:style-name="P92"/>
      <text:p text:style-name="P61">Install Maven on Jenkins Host Machine</text:p>
      <text:p text:style-name="P61">- <text:span text:style-name="T13">sudo apt-get install maven</text:span></text:p>
      <text:p text:style-name="P92">- <text:span text:style-name="T14">mvn –version</text:span></text:p>
      <text:p text:style-name="P92"/>
      <text:p text:style-name="P62">Configure Jenkins to Work with Maven<text:span text:style-name="T16"> </text:span><text:span text:style-name="T17"><text:s/></text:span><text:span text:style-name="T18">&amp; GIT</text:span></text:p>
      <text:p text:style-name="P66"><text:span text:style-name="T16">J</text:span><text:span text:style-name="T15">ava Path</text:span></text:p>
      <text:p text:style-name="P68">- /usr/lib/jvm/java-8-openjdk-amd64</text:p>
      <text:p text:style-name="P66"><text:span text:style-name="T16">M</text:span><text:span text:style-name="T15">aven Path</text:span></text:p>
      <text:p text:style-name="P69">- /usr/share/maven/</text:p>
      <text:p text:style-name="P69"/>
      <text:p text:style-name="P70">Git</text:p>
      <text:p text:style-name="P70">- git //just git no path</text:p>
      <text:p text:style-name="P70"/>
      <text:p text:style-name="P67">Create Your First Maven Based Jenkins Job</text:p>
      <text:p text:style-name="P93">Maven Goals: <text:span text:style-name="T19">test, install, compile, package, deploy, test-compile etc</text:span></text:p>
      <text:p text:style-name="P93"/>
      <text:p text:style-name="P63">Source Code Polling In Jenkins</text:p>
      <text:p text:style-name="P86">Continuous Integration flow is not for manual work. </text:p>
      <text:p text:style-name="P86"/>
      <text:p text:style-name="P87">You have to select the Poll SCM</text:p>
      <text:p text:style-name="P87"/>
      <text:p text:style-name="P88">In Jenkins schedule is basicall<text:span text:style-name="T21">y</text:span> in CRON Basis.</text:p>
      <text:p text:style-name="P88"/>
      <text:p text:style-name="P64">Remote Build Trigger In Jenkins</text:p>
      <text:p text:style-name="P89">- Remote Build Trigger is helpful to execute the build externally.</text:p>
      <text:p text:style-name="P90">- If an action is triggered on Server B then a job is triggered on Server A <text:span text:style-name="T22">then Remote Build Trigger is helpful.</text:span></text:p>
      <text:p text:style-name="P90"><text:soft-page-break/>- <text:span text:style-name="T23">U can call the Build Trigger by some script, API or UI Button Click Event.</text:span></text:p>
      <text:p text:style-name="P90"/>
      <text:p text:style-name="P58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59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59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04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95"><text:span text:style-name="Teletype"><text:span text:style-name="T36">Deploy to Production</text:span></text:span></text:p>
      <text:p text:style-name="P9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9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97"><text:span text:style-name="Teletype"><text:span text:style-name="T94">3. vi server.xml</text:span></text:span></text:p>
      <text:p text:style-name="P9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98"><text:span text:style-name="Teletype"><text:span text:style-name="T98">5. start the server in staging eve bin/startup.sh</text:span></text:span></text:p>
      <text:p text:style-name="P9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98"><text:span text:style-name="Teletype"><text:span text:style-name="T99"/></text:span></text:p>
      <text:p text:style-name="P99"><text:span text:style-name="Teletype"><text:span text:style-name="T103">1. Create a new item</text:span></text:span></text:p>
      <text:p text:style-name="P99"><text:span text:style-name="Teletype"><text:span text:style-name="T103">2. Enter an item name (Deploy_Application_Prod_Env)</text:span></text:span></text:p>
      <text:p text:style-name="P99"><text:span text:style-name="Teletype"><text:span text:style-name="T103">3. This will deploy Java Tomcat Application in Production.</text:span></text:span></text:p>
      <text:p text:style-name="P99"><text:span text:style-name="Teletype"><text:span text:style-name="T103">4. Discard Code builds 5 and 5.</text:span></text:span></text:p>
      <text:p text:style-name="P99"><text:span text:style-name="Teletype"><text:span text:style-name="T103">5. Delete Workspace before build starts and Add time stamps in Build Env.</text:span></text:span></text:p>
      <text:p text:style-name="P99"><text:span text:style-name="Teletype"><text:span text:style-name="T103">6. In Build Select Add build step and select Copy artifact from other project.</text:span></text:span></text:p>
      <text:p text:style-name="P99"><text:span text:style-name="Teletype"><text:span text:style-name="T103">7. Project Name -&gt; Package Application</text:span></text:span></text:p>
      <text:p text:style-name="P99"><text:span text:style-name="Teletype"><text:span text:style-name="T103">8. Select Stable Build.</text:span></text:span></text:p>
      <text:p text:style-name="P99"><text:span text:style-name="Teletype"><text:span text:style-name="T103">9. Artificats to copy <text:s/>-&gt; **/*.war</text:span></text:span></text:p>
      <text:p text:style-name="P103"><text:span text:style-name="Teletype"><text:span text:style-name="T110">10. Click on Post-Build-Actions and select Deploy war/ear to a container</text:span></text:span></text:p>
      <text:p text:style-name="P103"><text:span text:style-name="Teletype"><text:span text:style-name="T110">11. Enter **/*.war</text:span></text:span></text:p>
      <text:p text:style-name="P103"><text:span text:style-name="Teletype"><text:span text:style-name="T110">12. Context path -&gt; /</text:span></text:span></text:p>
      <text:p text:style-name="P10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103"><text:span text:style-name="Teletype"><text:span text:style-name="T110">14. Enter the tomcat url -&gt; http://134.122.28.225:8081/</text:span></text:span></text:p>
      <text:p text:style-name="P9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99"><text:span text:style-name="Teletype"><text:span text:style-name="T104"/></text:span></text:p>
      <text:p text:style-name="P99"><text:span text:style-name="Teletype"><text:span text:style-name="T104"/></text:span></text:p>
      <text:p text:style-name="P10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100"><text:span text:style-name="Teletype"><text:span text:style-name="T106">2. Go to Post-build Actions</text:span></text:span></text:p>
      <text:p text:style-name="P100"><text:span text:style-name="Teletype"><text:span text:style-name="T106">3. Click Add post-build actions and select </text:span></text:span><text:span text:style-name="Teletype"><text:span text:style-name="T113">Build other projects (Manual Step)</text:span></text:span></text:p>
      <text:p text:style-name="P10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102"><text:span text:style-name="Teletype"><text:span text:style-name="T109">5. Click on save.</text:span></text:span></text:p>
      <text:p text:style-name="P102"><text:span text:style-name="Teletype"><text:span text:style-name="T109"/></text:span></text:p>
      <text:p text:style-name="P102"><text:span text:style-name="Teletype"><text:span text:style-name="T109"/></text:span></text:p>
      <text:p text:style-name="P98"><text:span text:style-name="Teletype"><text:span text:style-name="T99"/></text:span></text:p>
      <text:p text:style-name="P96"><text:span text:style-name="Teletype"><text:span text:style-name="T93"/></text:span></text:p>
      <text:p text:style-name="P49"><text:span text:style-name="Teletype"><text:span text:style-name="T62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58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6T21:24:16.632953734</dc:date>
    <meta:editing-duration>PT9H52M5S</meta:editing-duration>
    <meta:editing-cycles>165</meta:editing-cycles>
    <meta:generator>LibreOffice/6.0.7.3$Linux_X86_64 LibreOffice_project/00m0$Build-3</meta:generator>
    <meta:document-statistic meta:table-count="0" meta:image-count="0" meta:object-count="0" meta:page-count="6" meta:paragraph-count="173" meta:word-count="1204" meta:character-count="7357" meta:non-whitespace-character-count="6304"/>
  </office:meta>
</office:document-meta>
</file>